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7697b" officeooo:paragraph-rsid="00018521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18521" officeooo:paragraph-rsid="00018521" style:font-size-asian="40pt" style:font-size-complex="40pt"/>
    </style:style>
    <style:style style:name="T1" style:family="text">
      <style:text-properties officeooo:rsid="0007af0c"/>
    </style:style>
    <style:style style:name="T2" style:family="text">
      <style:text-properties officeooo:rsid="00018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pan text:style-name="T2">2</text:span>: <text:span text:style-name="T2">Simple Window-based Reliable Data Transfer</text:span></text:p>
      <text:p text:style-name="P1"/>
      <text:p text:style-name="P1">CS 118: Computer Networking Fundamentals</text:p>
      <text:p text:style-name="P1"/>
      <text:p text:style-name="P2">Kang Chen</text:p>
      <text:p text:style-name="P2">204256656</text:p>
      <text:p text:style-name="P1"/>
      <text:p text:style-name="P1">Matthew Lin</text:p>
      <text:p text:style-name="P1">904281426</text:p>
      <text:p text:style-name="P1"/>
      <text:p text:style-name="P1">February 5, 2015</text:p>
      <text:p text:style-name="P1">TA: Seungbae K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2:57:43.233114832</meta:creation-date>
    <dc:date>2016-02-18T12:59:05.946526101</dc:date>
    <meta:editing-duration>P0D</meta:editing-duration>
    <meta:editing-cycles>1</meta:editing-cycles>
    <meta:document-statistic meta:table-count="0" meta:image-count="0" meta:object-count="0" meta:page-count="1" meta:paragraph-count="8" meta:word-count="24" meta:character-count="163" meta:non-whitespace-character-count="147"/>
    <meta:generator>LibreOffice/4.2.8.2$Linux_X86_64 LibreOffice_project/420m0$Build-2</meta:generator>
  </office:meta>
</office:document-meta>
</file>